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style:writing-mode="lr-tb"/>
    </style:style>
    <style:style style:name="P3" style:family="paragraph" style:parent-style-name="Standard">
      <style:paragraph-properties fo:margin-top="0cm" fo:margin-bottom="0.499cm" style:contextual-spacing="false" style:writing-mode="lr-tb"/>
    </style:style>
    <style:style style:name="P4" style:family="paragraph" style:parent-style-name="Standard">
      <style:paragraph-properties fo:text-align="center" style:justify-single-word="false" style:writing-mode="lr-tb"/>
      <style:text-properties officeooo:rsid="00002e38" officeooo:paragraph-rsid="00002e38"/>
    </style:style>
    <style:style style:name="P5" style:family="paragraph" style:parent-style-name="Standard">
      <style:paragraph-properties fo:text-align="justify" style:justify-single-word="false" style:writing-mode="lr-tb"/>
    </style:style>
    <style:style style:name="P6" style:family="paragraph" style:parent-style-name="Text_20_body" style:list-style-name="L1">
      <style:paragraph-properties fo:margin-top="0cm" fo:margin-bottom="0cm" style:contextual-spacing="false" style:writing-mode="lr-tb"/>
    </style:style>
    <style:style style:name="P7" style:family="paragraph" style:parent-style-name="Text_20_body" style:list-style-name="L1">
      <style:paragraph-properties style:writing-mode="lr-tb"/>
    </style:style>
    <style:style style:name="P8" style:family="paragraph" style:parent-style-name="Text_20_body">
      <style:paragraph-properties fo:margin-top="0cm" fo:margin-bottom="0cm" style:contextual-spacing="false" style:writing-mode="lr-tb"/>
    </style:style>
    <style:style style:name="P9" style:family="paragraph" style:parent-style-name="Text_20_body">
      <style:paragraph-properties style:writing-mode="lr-tb"/>
    </style:style>
    <style:style style:name="P10" style:family="paragraph" style:parent-style-name="Text_20_body" style:list-style-name="L2">
      <style:paragraph-properties fo:margin-top="0cm" fo:margin-bottom="0cm" style:contextual-spacing="false" style:writing-mode="lr-tb"/>
    </style:style>
    <style:style style:name="P11" style:family="paragraph" style:parent-style-name="Text_20_body" style:list-style-name="L2">
      <style:paragraph-properties style:writing-mode="lr-tb"/>
    </style:style>
    <style:style style:name="P12" style:family="paragraph" style:parent-style-name="Text_20_body" style:list-style-name="L3">
      <style:paragraph-properties fo:margin-top="0cm" fo:margin-bottom="0cm" style:contextual-spacing="false" style:writing-mode="lr-tb"/>
    </style:style>
    <style:style style:name="P13" style:family="paragraph" style:parent-style-name="Text_20_body" style:list-style-name="L3">
      <style:paragraph-properties style:writing-mode="lr-tb"/>
    </style:style>
    <style:style style:name="P14" style:family="paragraph" style:parent-style-name="Text_20_body" style:list-style-name="L4">
      <style:paragraph-properties fo:margin-top="0cm" fo:margin-bottom="0cm" style:contextual-spacing="false" style:writing-mode="lr-tb"/>
    </style:style>
    <style:style style:name="P15" style:family="paragraph" style:parent-style-name="Text_20_body" style:list-style-name="L4">
      <style:paragraph-properties style:writing-mode="lr-tb"/>
    </style:style>
    <style:style style:name="P16" style:family="paragraph" style:parent-style-name="Text_20_body" style:list-style-name="L5">
      <style:paragraph-properties fo:margin-top="0cm" fo:margin-bottom="0cm" style:contextual-spacing="false" style:writing-mode="lr-tb"/>
    </style:style>
    <style:style style:name="P17" style:family="paragraph" style:parent-style-name="Text_20_body" style:list-style-name="L5">
      <style:paragraph-properties style:writing-mode="lr-tb"/>
    </style:style>
    <style:style style:name="P18" style:family="paragraph" style:parent-style-name="Text_20_body" style:list-style-name="L6">
      <style:paragraph-properties fo:margin-top="0cm" fo:margin-bottom="0cm" style:contextual-spacing="false" style:writing-mode="lr-tb"/>
    </style:style>
    <style:style style:name="P19" style:family="paragraph" style:parent-style-name="Text_20_body" style:list-style-name="L6">
      <style:paragraph-properties style:writing-mode="lr-tb"/>
    </style:style>
    <style:style style:name="P20" style:family="paragraph" style:parent-style-name="Text_20_body">
      <style:paragraph-properties style:writing-mode="lr-tb"/>
      <style:text-properties officeooo:rsid="00002e38" officeooo:paragraph-rsid="00002e38"/>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he circuit schematic for the 8085 trainer kit</text:p>
      <text:p text:style-name="P2"/>
      <text:p text:style-name="P5">Creating a schematic for the 8085 trainer kit with a 62256 SRAM, 5 MHz clock, and SOD LED indicator, as described, is feasible for visualization or implementation in KiCad. While I cannot directly draw a schematic (as I lack graphical output), I can provide a detailed JSON-like structure representing the schematic’s components, connections, and netlist, which you can import into KiCad to generate a schematic. This JSON will describe the 8085, 62256 SRAM, 74LS373 latch, 74LS138 decoder, 5 MHz clock circuit, reset circuit, SOD LED, DIP switch for input, and power supply, tailored to the self-modifying code’s requirements (program at 0000H, I/O at 2000H–2001H).</text:p>
      <text:p text:style-name="P2"/>
      <text:p text:style-name="P3">Approach</text:p>
      <text:list text:style-name="L1">
        <text:list-item>
          <text:p text:style-name="P6">JSON Structure: I’ll define a JSON object that includes:</text:p>
          <text:list>
            <text:list-item>
              <text:p text:style-name="P6">Components (e.g., 8085, 62256, etc.) with part numbers, footprints, and pin assignments.</text:p>
            </text:list-item>
            <text:list-item>
              <text:p text:style-name="P6">Nets (connections between pins, e.g., 8085 AD0–AD7 to 74LS373 D0–D7).</text:p>
            </text:list-item>
            <text:list-item>
              <text:p text:style-name="P6">Annotations for KiCad compatibility (e.g., library references, net names).</text:p>
            </text:list-item>
          </text:list>
        </text:list-item>
        <text:list-item>
          <text:p text:style-name="P6">KiCad Import: You can use this JSON as a reference to manually create the schematic in KiCad or convert it to a KiCad schematic file (.kicad_sch) using a script (e.g., Python with kicad-netlist-utils) or a netlist import tool. KiCad’s native schematic format is complex, so the JSON will focus on a netlist-like structure that you can adapt.</text:p>
        </text:list-item>
        <text:list-item>
          <text:p text:style-name="P6">Assumptions:</text:p>
          <text:list>
            <text:list-item>
              <text:p text:style-name="P6">Standard KiCad libraries (device, 74xx, microcontroller) are available.</text:p>
            </text:list-item>
            <text:list-item>
              <text:p text:style-name="P6">Footprints assume DIP packages (e.g., DIP-40 for 8085, DIP-28 for 62256).</text:p>
            </text:list-item>
            <text:list-item>
              <text:p text:style-name="P6">No serial interface (MAX232) is included to simplify the design, as the code can be loaded manually or via a monitor program.</text:p>
            </text:list-item>
          </text:list>
        </text:list-item>
        <text:list-item>
          <text:p text:style-name="P6">Limitations:</text:p>
          <text:list>
            <text:list-item>
              <text:p text:style-name="P6">KiCad’s JSON import is not native for schematics; you’ll need to manually place components and route nets based on the JSON or use a netlist converter.</text:p>
            </text:list-item>
            <text:list-item>
              <text:p text:style-name="P7">I’ll provide a simplified JSON for clarity, focusing on key connections. You may need to adjust for KiCad’s exact schema (e.g., UUIDs, coordinates).</text:p>
            </text:list-item>
          </text:list>
        </text:list-item>
      </text:list>
      <text:p text:style-name="P8">JSON Schematic Representation</text:p>
      <text:p text:style-name="P8">Below is a JSON-like structure describing the 8085 trainer kit’s schematic. It includes components, their pins, and net connections, organized to facilitate KiCad entry. The structure is inspired by netlist formats and KiCad’s schematic requirements.</text:p>
      <text:p text:style-name="P9"/>
      <text:p text:style-name="P20">See “circuit.json” in the repo.</text:p>
      <text:p text:style-name="Preformatted_20_Text"><text:span text:style-name="Source_20_Text"/></text:p>
      <text:p text:style-name="P9">How to Use the JSON in KiCad</text:p>
      <text:list text:style-name="L2">
        <text:list-item>
          <text:p text:style-name="P10">Set Up KiCad:</text:p>
          <text:list>
            <text:list-item>
              <text:p text:style-name="P10">Install KiCad (version 7 or later recommended).</text:p>
            </text:list-item>
            <text:list-item>
              <text:p text:style-name="P10">Ensure standard libraries (device, 74xx, microcontroller, memory) are loaded.</text:p>
            </text:list-item>
            <text:list-item>
              <text:p text:style-name="P10">Create a new project (e.g., 8085_trainer).</text:p>
            </text:list-item>
          </text:list>
        </text:list-item>
        <text:list-item>
          <text:p text:style-name="P10"><text:soft-page-break/>Create Schematic:</text:p>
          <text:list>
            <text:list-item>
              <text:p text:style-name="P10">Open the Schematic Editor (eeschema).</text:p>
            </text:list-item>
            <text:list-item>
              <text:p text:style-name="P10">Manually add components based on the JSON’s components section:</text:p>
              <text:list>
                <text:list-item>
                  <text:p text:style-name="P10">U1: 8085A (search for 8085 or use a generic DIP-40 microcontroller).</text:p>
                </text:list-item>
                <text:list-item>
                  <text:p text:style-name="P10">U2: HM62256 (use generic SRAM, DIP-28, e.g., 62256 in memory).</text:p>
                </text:list-item>
                <text:list-item>
                  <text:p text:style-name="P10">U3: 74LS373 (in 74xx library).</text:p>
                </text:list-item>
                <text:list-item>
                  <text:p text:style-name="P10">U4: 74LS138 (in 74xx).</text:p>
                </text:list-item>
                <text:list-item>
                  <text:p text:style-name="P10">Y1: Crystal (HC-49 in device).</text:p>
                </text:list-item>
                <text:list-item>
                  <text:p text:style-name="P10">C1–C5: Capacitors (C_0805 or C_1206 in device).</text:p>
                </text:list-item>
                <text:list-item>
                  <text:p text:style-name="P10">R1–R3: Resistors (R_0805 in device).</text:p>
                </text:list-item>
                <text:list-item>
                  <text:p text:style-name="P10">LED1: LED (LED_0805 in device).</text:p>
                </text:list-item>
                <text:list-item>
                  <text:p text:style-name="P10">SW1: Push-button switch (SW_Push in device).</text:p>
                </text:list-item>
                <text:list-item>
                  <text:p text:style-name="P10">SW2: 8-bit DIP switch (DIP-8 in device).</text:p>
                </text:list-item>
                <text:list-item>
                  <text:p text:style-name="P10">U5: 7805 (TO-220 in device).</text:p>
                </text:list-item>
              </text:list>
            </text:list-item>
            <text:list-item>
              <text:p text:style-name="P10">Assign footprints as specified (e.g., DIP-40, DIP-28).</text:p>
            </text:list-item>
          </text:list>
        </text:list-item>
        <text:list-item>
          <text:p text:style-name="P10">Connect Nets:</text:p>
          <text:list>
            <text:list-item>
              <text:p text:style-name="P10">Use the JSON’s nets section to wire components:</text:p>
              <text:list>
                <text:list-item>
                  <text:p text:style-name="P10">Example: Net AD0 connects U1.12 (8085 AD0), U3.3 (74LS373 D0), U2.11 (62256 D0).</text:p>
                </text:list-item>
                <text:list-item>
                  <text:p text:style-name="P10">Use KiCad’s wire tool to draw connections.</text:p>
                </text:list-item>
                <text:list-item>
                  <text:p text:style-name="P10">Add labels (e.g., VCC, GND, AD0) for clarity.</text:p>
                </text:list-item>
              </text:list>
            </text:list-item>
            <text:list-item>
              <text:p text:style-name="P10">Add power flags (PWR_FLAG in device) to VCC and GND nets to satisfy ERC (Electrical Rules Check).</text:p>
            </text:list-item>
            <text:list-item>
              <text:p text:style-name="P10">Ground unused pins as noted (e.g., U1 SID, RST5.5, etc.).</text:p>
            </text:list-item>
          </text:list>
        </text:list-item>
        <text:list-item>
          <text:p text:style-name="P10">Handle Decoding:</text:p>
          <text:list>
            <text:list-item>
              <text:p text:style-name="P10">The 74LS138 selects the 62256 for 0000H–7FFFH (A15=0). Connect U4.6 (G1) to U1.34 (IO/M) directly or via a 74LS04 inverter if IO/M needs inversion.</text:p>
            </text:list-item>
            <text:list-item>
              <text:p text:style-name="P10">Tie U4.4 (G2A) and U4.5 (G2B) to ground.</text:p>
            </text:list-item>
            <text:list-item>
              <text:p text:style-name="P10">Connect U4.15 (Y0) to U2.20 (62256 CS).</text:p>
            </text:list-item>
          </text:list>
        </text:list-item>
        <text:list-item>
          <text:p text:style-name="P10">Input Configuration:</text:p>
          <text:list>
            <text:list-item>
              <text:p text:style-name="P10">The DIP switch (SW2) connects to the data bus (D0–D7) for input at 2000H. In KiCad, draw SW2 outputs to U2.11–U2.19 (62256 D0–D7).</text:p>
            </text:list-item>
            <text:list-item>
              <text:p text:style-name="P10">For simplicity, the code assumes 2000H is RAM; no separate I/O chip is needed. If you want a dedicated input port, add a 74LS244 buffer enabled by a 74LS138 output (e.g., Y1 for 2000H).</text:p>
            </text:list-item>
          </text:list>
        </text:list-item>
        <text:list-item>
          <text:p text:style-name="P10">Annotate and Check:</text:p>
          <text:list>
            <text:list-item>
              <text:p text:style-name="P10">Run Annotate Schematic to assign unique references (e.g., U1, U2).</text:p>
            </text:list-item>
            <text:list-item>
              <text:p text:style-name="P10">Run ERC to check for unconnected pins or net errors.</text:p>
            </text:list-item>
            <text:list-item>
              <text:p text:style-name="P10">Manually verify nets against the JSON (e.g., AD0–AD7, A0–A14).</text:p>
            </text:list-item>
          </text:list>
        </text:list-item>
        <text:list-item>
          <text:p text:style-name="P10">Export to PCB (Optional):</text:p>
          <text:list>
            <text:list-item>
              <text:p text:style-name="P10">Assign footprints in eeschema.</text:p>
            </text:list-item>
            <text:list-item>
              <text:p text:style-name="P10">Run Netlist Generation and import into pcbnew.</text:p>
            </text:list-item>
            <text:list-item>
              <text:p text:style-name="P10">Place components and route traces for a physical board.</text:p>
            </text:list-item>
          </text:list>
        </text:list-item>
        <text:list-item>
          <text:p text:style-name="P10">Manual Adjustments:</text:p>
          <text:list>
            <text:list-item>
              <text:p text:style-name="P10"><text:soft-page-break/>If KiCad lacks an 8085 symbol, use a generic DIP-40 microcontroller and label pins per the JSON.</text:p>
            </text:list-item>
            <text:list-item>
              <text:p text:style-name="P10">Add text annotations in KiCad for clarity (e.g., “62256 CS for 0000H–7FFFH”).</text:p>
            </text:list-item>
            <text:list-item>
              <text:p text:style-name="P11">If you want a native .kicad_sch file, use a Python script (e.g., kicad-netlist-utils) to convert the JSON to KiCad format, or manually draw based on the JSON.</text:p>
            </text:list-item>
          </text:list>
        </text:list-item>
      </text:list>
      <text:p text:style-name="P8">Steps to Load JSON into KiCad</text:p>
      <text:p text:style-name="P9">Since KiCad doesn’t directly import JSON schematics, follow these steps:</text:p>
      <text:list text:style-name="L3">
        <text:list-item>
          <text:p text:style-name="P12">Manual Entry:</text:p>
          <text:list>
            <text:list-item>
              <text:p text:style-name="P12">Open eeschema and place components listed in components (e.g., 8085A, HM62256).</text:p>
            </text:list-item>
            <text:list-item>
              <text:p text:style-name="P12">Use the nets section to draw wires (e.g., connect U1.12 to U3.3 for AD0).</text:p>
            </text:list-item>
            <text:list-item>
              <text:p text:style-name="P12">Label nets (e.g., VCC, GND, A0) for readability.</text:p>
            </text:list-item>
          </text:list>
        </text:list-item>
        <text:list-item>
          <text:p text:style-name="P12">Netlist Conversion (Advanced):</text:p>
          <text:list>
            <text:list-item>
              <text:p text:style-name="P12">Convert the JSON to a KiCad netlist (.net) using a Python script:</text:p>
              <text:list>
                <text:list-item>
                  <text:p text:style-name="P12">Parse components and nets to generate a netlist in KiCad’s format (e.g., (net VCC (node U1 40) (node U2 28) ...)).</text:p>
                </text:list-item>
                <text:list-item>
                  <text:p text:style-name="P12">Libraries like skidl or kicad-netlist-utils can help.</text:p>
                </text:list-item>
              </text:list>
            </text:list-item>
            <text:list-item>
              <text:p text:style-name="P12">Import the netlist into eeschema via Tools &gt; Import Netlist.</text:p>
            </text:list-item>
            <text:list-item>
              <text:p text:style-name="P12">Manually place components, as netlists don’t include coordinates.</text:p>
            </text:list-item>
          </text:list>
        </text:list-item>
        <text:list-item>
          <text:p text:style-name="P12">Verify:</text:p>
          <text:list>
            <text:list-item>
              <text:p text:style-name="P12">Check connections against the JSON (e.g., ALE from U1.30 to U3.11).</text:p>
            </text:list-item>
            <text:list-item>
              <text:p text:style-name="P12">Run ERC to ensure no floating pins or duplicate nets.</text:p>
            </text:list-item>
            <text:list-item>
              <text:p text:style-name="P13">Add power flags for VCC and GND.</text:p>
            </text:list-item>
          </text:list>
        </text:list-item>
      </text:list>
      <text:p text:style-name="P8">Alternative: Drawing the Schematic</text:p>
      <text:p text:style-name="P9">If you prefer to draw the schematic directly in KiCad without JSON:</text:p>
      <text:list text:style-name="L4">
        <text:list-item>
          <text:p text:style-name="P14">Add Components:</text:p>
          <text:list>
            <text:list-item>
              <text:p text:style-name="P14">Place the 8085 (DIP-40), 62256 (DIP-28), 74LS373 (DIP-20), 74LS138 (DIP-16), 5 MHz crystal, capacitors (22 pF, 10 µF, 0.1 µF, 100 µF), resistors (10 kΩ, 330Ω), LED, push-button, DIP switch, and 7805.</text:p>
            </text:list-item>
          </text:list>
        </text:list-item>
        <text:list-item>
          <text:p text:style-name="P14">Wire Connections:</text:p>
          <text:list>
            <text:list-item>
              <text:p text:style-name="P14">8085:</text:p>
              <text:list>
                <text:list-item>
                  <text:p text:style-name="P14">Vcc (pin 40), Vss (pin 20), 0.1 µF capacitor.</text:p>
                </text:list-item>
                <text:list-item>
                  <text:p text:style-name="P14">5 MHz crystal to X1/X2 (pins 1–2), 22 pF capacitors to ground.</text:p>
                </text:list-item>
                <text:list-item>
                  <text:p text:style-name="P14">Reset: 10 µF to 5V, 10 kΩ to ground, push-button across capacitor at RESET_IN (pin 36).</text:p>
                </text:list-item>
                <text:list-item>
                  <text:p text:style-name="P14">SOD (pin 4) to 330Ω resistor, to LED cathode, anode to 5V.</text:p>
                </text:list-item>
                <text:list-item>
                  <text:p text:style-name="P14">Ground TRAP (pin 6) via 10 kΩ.</text:p>
                </text:list-item>
              </text:list>
            </text:list-item>
            <text:list-item>
              <text:p text:style-name="P14">74LS373:</text:p>
              <text:list>
                <text:list-item>
                  <text:p text:style-name="P14">D0–D7 (pins 3, 4, 7, 8, 13, 14, 17, 18) to 8085 AD0–AD7 (pins 12–19).</text:p>
                </text:list-item>
                <text:list-item>
                  <text:p text:style-name="P14">Q0–Q7 (pins 2, 5, 6, 9, 12, 15, 16, 19) to 62256 A0–A7 (pins 10, 9, 8, 7, 6, 5, 4, 3).</text:p>
                </text:list-item>
                <text:list-item>
                  <text:p text:style-name="P14">G (pin 11) to 8085 ALE (pin 30), OC (pin 1) to ground.</text:p>
                </text:list-item>
              </text:list>
            </text:list-item>
            <text:list-item>
              <text:p text:style-name="P14"><text:soft-page-break/>62256:</text:p>
              <text:list>
                <text:list-item>
                  <text:p text:style-name="P14">A0–A12 (pins 10, 9, 8, 7, 6, 5, 4, 3, 25, 24, 21, 23, 2) to A0–A12 (A0–A7 from 74LS373, A8–A12 from 8085 pins 21–25).</text:p>
                </text:list-item>
                <text:list-item>
                  <text:p text:style-name="P14">A13–A14 (pins 26, 1) to 8085 A13–A14 (pins 26–27) or ground for 8 KB.</text:p>
                </text:list-item>
                <text:list-item>
                  <text:p text:style-name="P14">D0–D7 (pins 11–13, 15–19) to 8085 AD0–AD7.</text:p>
                </text:list-item>
                <text:list-item>
                  <text:p text:style-name="P14">CS (pin 20) to 74LS138 Y0 (pin 15).</text:p>
                </text:list-item>
                <text:list-item>
                  <text:p text:style-name="P14">OE (pin 22) to 8085 RD (pin 32), WE (pin 27) to WR (pin 31).</text:p>
                </text:list-item>
              </text:list>
            </text:list-item>
            <text:list-item>
              <text:p text:style-name="P14">74LS138:</text:p>
              <text:list>
                <text:list-item>
                  <text:p text:style-name="P14">A, B, C (pins 1–3) to 8085 A13–A15 (pins 26–28).</text:p>
                </text:list-item>
                <text:list-item>
                  <text:p text:style-name="P14">G1 (pin 6) to 8085 IO/M (pin 34), G2A/G2B (pins 4–5) to ground.</text:p>
                </text:list-item>
                <text:list-item>
                  <text:p text:style-name="P14">Y0 (pin 15) to 62256 CS.</text:p>
                </text:list-item>
              </text:list>
            </text:list-item>
            <text:list-item>
              <text:p text:style-name="P14">DIP Switch:</text:p>
              <text:list>
                <text:list-item>
                  <text:p text:style-name="P14">Outputs (D0–D7) to 62256 D0–D7 (pins 11–13, 15–19) via 10 kΩ pull-ups to 5V.</text:p>
                </text:list-item>
                <text:list-item>
                  <text:p text:style-name="P14">Enable via 74LS138 Y1 (pin 14) for 2000H read (optional; code uses RAM).</text:p>
                </text:list-item>
              </text:list>
            </text:list-item>
            <text:list-item>
              <text:p text:style-name="P14">Power:</text:p>
              <text:list>
                <text:list-item>
                  <text:p text:style-name="P14">7805 VOUT (pin 3) to VCC net, VIN (pin 1) to 9–12V, GND (pin 2).</text:p>
                </text:list-item>
                <text:list-item>
                  <text:p text:style-name="P14">100 µF, 0.1 µF capacitors at 7805 input/output.</text:p>
                </text:list-item>
              </text:list>
            </text:list-item>
          </text:list>
        </text:list-item>
        <text:list-item>
          <text:p text:style-name="P14">Annotate and Save:</text:p>
          <text:list>
            <text:list-item>
              <text:p text:style-name="P14">Run Annotate Schematic.</text:p>
            </text:list-item>
            <text:list-item>
              <text:p text:style-name="P15">Save as 8085_trainer.kicad_sch.</text:p>
            </text:list-item>
          </text:list>
        </text:list-item>
      </text:list>
      <text:p text:style-name="P9">Notes</text:p>
      <text:list text:style-name="L5">
        <text:list-item>
          <text:p text:style-name="P16">JSON Limitations:</text:p>
          <text:list>
            <text:list-item>
              <text:p text:style-name="P16">The JSON is a netlist-like representation, not a native KiCad .kicad_sch file. It lacks graphical coordinates and UUIDs, requiring manual placement in KiCad.</text:p>
            </text:list-item>
            <text:list-item>
              <text:p text:style-name="P16">For a true .kicad_sch, you’d need a Python script to generate KiCad’s S-expression format, which is complex and beyond this scope.</text:p>
            </text:list-item>
          </text:list>
        </text:list-item>
        <text:list-item>
          <text:p text:style-name="P16">Simplifications:</text:p>
          <text:list>
            <text:list-item>
              <text:p text:style-name="P16">The DIP switch is connected directly to the data bus, assuming 2000H input is set via RAM writes or manual monitor entry. A proper I/O port (e.g., 74LS244) would need additional decoding.</text:p>
            </text:list-item>
            <text:list-item>
              <text:p text:style-name="P16">No EPROM or serial interface is included to keep the schematic minimal. Add a 2764 or MAX232 if needed.</text:p>
            </text:list-item>
          </text:list>
        </text:list-item>
        <text:list-item>
          <text:p text:style-name="P16">KiCad Tips:</text:p>
          <text:list>
            <text:list-item>
              <text:p text:style-name="P16">Use global labels (e.g., VCC, GND) to reduce clutter.</text:p>
            </text:list-item>
            <text:list-item>
              <text:p text:style-name="P16">Group components logically (e.g., 8085 near 74LS373, 62256 near 74LS138).</text:p>
            </text:list-item>
            <text:list-item>
              <text:p text:style-name="P16">Save frequently and run ERC to catch errors.</text:p>
            </text:list-item>
          </text:list>
        </text:list-item>
        <text:list-item>
          <text:p text:style-name="P16">Code Compatibility:</text:p>
          <text:list>
            <text:list-item>
              <text:p text:style-name="P16">The schematic supports the code’s requirements: program at 0000H, I/O at 2000H–2001H, SOD LED for self-modification.</text:p>
            </text:list-item>
            <text:list-item>
              <text:p text:style-name="P16">The 62256’s 32 KB covers all addresses; grounding A13–A14 simplifies decoding to 8 KB if preferred.</text:p>
            </text:list-item>
            <text:list-item>
              <text:p text:style-name="P17">The 5 MHz clock (2.5 MHz internal) is compatible, with no code changes needed.</text:p>
            </text:list-item>
          </text:list>
        </text:list-item>
      </text:list>
      <text:p text:style-name="P9"><text:soft-page-break/>Next Steps</text:p>
      <text:list text:style-name="L6">
        <text:list-item>
          <text:p text:style-name="P18">Manual KiCad Entry:</text:p>
          <text:list>
            <text:list-item>
              <text:p text:style-name="P18">Use the JSON as a reference to place components and draw nets in eeschema.</text:p>
            </text:list-item>
            <text:list-item>
              <text:p text:style-name="P18">Start with the 8085, add 74LS373 for demultiplexing, then 62256 and 74LS138.</text:p>
            </text:list-item>
            <text:list-item>
              <text:p text:style-name="P18">Add clock, reset, LED, and DIP switch last.</text:p>
            </text:list-item>
          </text:list>
        </text:list-item>
        <text:list-item>
          <text:p text:style-name="P18">Scripted Import (Optional):</text:p>
          <text:list>
            <text:list-item>
              <text:p text:style-name="P18">Write a Python script to convert the JSON to a KiCad netlist or .kicad_sch file.</text:p>
            </text:list-item>
            <text:list-item>
              <text:p text:style-name="P18">Example libraries: skidl for schematic generation, kicad-python for KiCad file manipulation.</text:p>
            </text:list-item>
          </text:list>
        </text:list-item>
        <text:list-item>
          <text:p text:style-name="P18">PCB Design:</text:p>
          <text:list>
            <text:list-item>
              <text:p text:style-name="P18">After completing the schematic, generate a netlist and import into pcbnew for PCB layout.</text:p>
            </text:list-item>
            <text:list-item>
              <text:p text:style-name="P18">Use DIP sockets for easy IC replacement.</text:p>
            </text:list-item>
          </text:list>
        </text:list-item>
        <text:list-item>
          <text:p text:style-name="P18">Build and Test:</text:p>
          <text:list>
            <text:list-item>
              <text:p text:style-name="P18">Assemble the circuit on a breadboard or PCB based on the KiCad schematic.</text:p>
            </text:list-item>
            <text:list-item>
              <text:p text:style-name="P18">Test as described (5 MHz clock, 62256 access, SOD LED, 2001H output).</text:p>
            </text:list-item>
          </text:list>
        </text:list-item>
        <text:list-item>
          <text:p text:style-name="P18">Documentation:</text:p>
          <text:list>
            <text:list-item>
              <text:p text:style-name="P18">Export the KiCad schematic as a PDF for reference.</text:p>
            </text:list-item>
            <text:list-item>
              <text:p text:style-name="P19">Keep the JSON and selfmod.lst for debugging.</text:p>
            </text:list-item>
          </text:list>
        </text:list-item>
      </text:list>
      <text:p text:style-name="P8"><text:span text:style-name="Source_20_Text"/></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0T10:23:16.390225407</meta:creation-date>
    <dc:date>2025-05-20T10:25:50.825787186</dc:date>
    <meta:editing-duration>PT2M36S</meta:editing-duration>
    <meta:editing-cycles>1</meta:editing-cycles>
    <meta:generator>LibreOffice/7.4.7.2$Linux_AARCH64 LibreOffice_project/40$Build-2</meta:generator>
    <meta:document-statistic meta:table-count="0" meta:image-count="0" meta:object-count="0" meta:page-count="5" meta:paragraph-count="147" meta:word-count="1699" meta:character-count="9333" meta:non-whitespace-character-count="7955"/>
  </office:meta>
</office:document-meta>
</file>